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alendario" style:family="table">
      <style:table-properties style:width="28.866cm" table:align="left" style:shadow="none"/>
    </style:style>
    <style:style style:name="Calendario.A" style:family="table-column">
      <style:table-column-properties style:column-width="3.016cm"/>
    </style:style>
    <style:style style:name="Calendario.B" style:family="table-column">
      <style:table-column-properties style:column-width="0.794cm"/>
    </style:style>
    <style:style style:name="Calendario.g" style:family="table-column">
      <style:table-column-properties style:column-width="1.244cm"/>
    </style:style>
    <style:style style:name="Calendario.1" style:family="table-row">
      <style:table-row-properties style:min-row-height="0.499cm" style:keep-together="false" fo:keep-together="always"/>
    </style:style>
    <style:style style:name="Calendari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lendario.g1" style:family="table-cell">
      <style:table-cell-properties fo:padding="0.097cm" fo:border="0.002cm solid #000000"/>
    </style:style>
    <style:style style:name="Calendario.2" style:family="table-row">
      <style:table-row-properties style:keep-together="false" fo:keep-together="always"/>
    </style:style>
    <style:style style:name="Calendario.A2" style:family="table-cell">
      <style:table-cell-properties fo:padding="0.097cm" fo:border-left="0.002cm solid #000000" fo:border-right="none" fo:border-top="none" fo:border-bottom="0.018cm solid #000000"/>
    </style:style>
    <style:style style:name="Calendario.g2" style:family="table-cell">
      <style:table-cell-properties fo:padding="0.097cm" fo:border-left="0.002cm solid #000000" fo:border-right="0.002cm solid #000000" fo:border-top="none" fo:border-bottom="0.018cm solid #000000"/>
    </style:style>
    <style:style style:name="Calendario.A3" style:family="table-cell">
      <style:table-cell-properties style:vertical-align="middle" fo:padding="0.097cm" fo:border-left="0.002cm solid #000000" fo:border-right="none" fo:border-top="none" fo:border-bottom="0.018cm solid #000000"/>
    </style:style>
    <style:style style:name="Calendario.B3" style:family="table-cell">
      <style:table-cell-properties fo:padding="0.097cm" fo:border-left="0.002cm solid #000000" fo:border-right="none" fo:border-top="none" fo:border-bottom="0.002cm dotted #000000"/>
    </style:style>
    <style:style style:name="Calendario.g3" style:family="table-cell">
      <style:table-cell-properties fo:padding="0.097cm" fo:border-left="0.002cm solid #000000" fo:border-right="0.002cm solid #000000" fo:border-top="none" fo:border-bottom="0.002cm dotted #000000"/>
    </style:style>
    <style:style style:name="Calendario.4" style:family="table-row">
      <style:table-row-properties style:min-row-height="0.011cm" style:keep-together="false" fo:keep-together="always"/>
    </style:style>
    <style:style style:name="Calendario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alendario.A6" style:family="table-cell">
      <style:table-cell-properties fo:padding="0.097cm" fo:border-left="0.002cm solid #000000" fo:border-right="none" fo:border-top="none" fo:border-bottom="0.002cm solid #000000"/>
    </style:style>
    <style:style style:name="Calendario.g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able_20_Contents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-asian="SimSun" style:font-size-asian="9pt" style:font-name-complex="Tahoma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P12" style:family="paragraph" style:parent-style-name="Table_20_Heading">
      <style:text-properties fo:font-size="8pt" style:font-name-asian="SimSun" style:font-size-asian="8pt" style:font-name-complex="Tahoma" style:font-size-complex="8pt"/>
    </style:style>
    <style:style style:name="P13" style:family="paragraph" style:parent-style-name="Table_20_Heading">
      <style:paragraph-properties fo:text-align="center" style:justify-single-word="false"/>
      <style:text-properties style:font-name="Verdana" fo:font-size="6pt" style:font-name-asian="SimSun" style:font-size-asian="6pt" style:font-name-complex="Tahoma" style:font-size-complex="6pt"/>
    </style:style>
    <style:style style:name="P14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Standard">
      <style:paragraph-properties fo:margin-top="0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top="0cm" fo:margin-bottom="0cm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cm" fo:margin-bottom="0cm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b3b3b3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margin-left="0.035cm" fo:margin-right="0.009cm" fo:text-align="center" style:justify-single-word="false" fo:text-indent="0cm" style:auto-text-indent="false"/>
      <style:text-properties fo:color="#b3b3b3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font-size-asian="8pt"/>
    </style:style>
    <style:style style:name="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lendario" table:style-name="Calendario">
        <table:table-column table:style-name="Calendario.A"/>
        <table:table-column table:style-name="Calendario.B" table:number-columns-repeated="31"/>
        <table:table-column table:style-name="Calendario.g"/>
        <table:table-header-rows>
          <table:table-row table:style-name="Calendario.1">
            <table:table-cell table:style-name="Calendario.A1" office:value-type="string">
              <text:p text:style-name="P12">Dipendente</text:p>
            </table:table-cell>
            <table:table-cell table:style-name="Calendario.A1" office:value-type="string">
              <text:p text:style-name="P23"><text:placeholder text:placeholder-type="text">&lt;week_day(1, data)&gt;</text:placeholder></text:p>
            </table:table-cell>
            <table:table-cell table:style-name="Calendario.A1" office:value-type="string">
              <text:p text:style-name="P23"><text:placeholder text:placeholder-type="text">&lt;week_day(2, data)&gt;</text:placeholder></text:p>
            </table:table-cell>
            <table:table-cell table:style-name="Calendario.A1" office:value-type="string">
              <text:p text:style-name="P23"><text:placeholder text:placeholder-type="text">&lt;week_day(3, data)&gt;</text:placeholder></text:p>
            </table:table-cell>
            <table:table-cell table:style-name="Calendario.A1" office:value-type="string">
              <text:p text:style-name="P23"><text:placeholder text:placeholder-type="text">&lt;week_day(4, data)&gt;</text:placeholder></text:p>
            </table:table-cell>
            <table:table-cell table:style-name="Calendario.A1" office:value-type="string">
              <text:p text:style-name="P23"><text:placeholder text:placeholder-type="text">&lt;week_day(5, data)&gt;</text:placeholder></text:p>
            </table:table-cell>
            <table:table-cell table:style-name="Calendario.A1" office:value-type="string">
              <text:p text:style-name="P23"><text:placeholder text:placeholder-type="text">&lt;week_day(6, data)&gt;</text:placeholder></text:p>
            </table:table-cell>
            <table:table-cell table:style-name="Calendario.A1" office:value-type="string">
              <text:p text:style-name="P23"><text:placeholder text:placeholder-type="text">&lt;week_day(7, data)&gt;</text:placeholder></text:p>
            </table:table-cell>
            <table:table-cell table:style-name="Calendario.A1" office:value-type="string">
              <text:p text:style-name="P23"><text:placeholder text:placeholder-type="text">&lt;week_day(8, data)&gt;</text:placeholder></text:p>
            </table:table-cell>
            <table:table-cell table:style-name="Calendario.A1" office:value-type="string">
              <text:p text:style-name="P23"><text:placeholder text:placeholder-type="text">&lt;week_day(9, data)&gt;</text:placeholder></text:p>
            </table:table-cell>
            <table:table-cell table:style-name="Calendario.A1" office:value-type="string">
              <text:p text:style-name="P23"><text:placeholder text:placeholder-type="text">&lt;week_day(10, data)&gt;</text:placeholder></text:p>
            </table:table-cell>
            <table:table-cell table:style-name="Calendario.A1" office:value-type="string">
              <text:p text:style-name="P23"><text:placeholder text:placeholder-type="text">&lt;week_day(11, data)&gt;</text:placeholder></text:p>
            </table:table-cell>
            <table:table-cell table:style-name="Calendario.A1" office:value-type="string">
              <text:p text:style-name="P23"><text:placeholder text:placeholder-type="text">&lt;week_day(12, data)&gt;</text:placeholder></text:p>
            </table:table-cell>
            <table:table-cell table:style-name="Calendario.A1" office:value-type="string">
              <text:p text:style-name="P23"><text:placeholder text:placeholder-type="text">&lt;week_day(13, data)&gt;</text:placeholder></text:p>
            </table:table-cell>
            <table:table-cell table:style-name="Calendario.A1" office:value-type="string">
              <text:p text:style-name="P23"><text:placeholder text:placeholder-type="text">&lt;week_day(14, data)&gt;</text:placeholder></text:p>
            </table:table-cell>
            <table:table-cell table:style-name="Calendario.A1" office:value-type="string">
              <text:p text:style-name="P23"><text:placeholder text:placeholder-type="text">&lt;week_day(15, data)&gt;</text:placeholder></text:p>
            </table:table-cell>
            <table:table-cell table:style-name="Calendario.A1" office:value-type="string">
              <text:p text:style-name="P23"><text:placeholder text:placeholder-type="text">&lt;week_day(16, data)&gt;</text:placeholder></text:p>
            </table:table-cell>
            <table:table-cell table:style-name="Calendario.A1" office:value-type="string">
              <text:p text:style-name="P23"><text:placeholder text:placeholder-type="text">&lt;week_day(17, data)&gt;</text:placeholder></text:p>
            </table:table-cell>
            <table:table-cell table:style-name="Calendario.A1" office:value-type="string">
              <text:p text:style-name="P23"><text:placeholder text:placeholder-type="text">&lt;week_day(18, data)&gt;</text:placeholder></text:p>
            </table:table-cell>
            <table:table-cell table:style-name="Calendario.A1" office:value-type="string">
              <text:p text:style-name="P23"><text:placeholder text:placeholder-type="text">&lt;week_day(19, data)&gt;</text:placeholder></text:p>
            </table:table-cell>
            <table:table-cell table:style-name="Calendario.A1" office:value-type="string">
              <text:p text:style-name="P23"><text:placeholder text:placeholder-type="text">&lt;week_day(20, data)&gt;</text:placeholder></text:p>
            </table:table-cell>
            <table:table-cell table:style-name="Calendario.A1" office:value-type="string">
              <text:p text:style-name="P23"><text:placeholder text:placeholder-type="text">&lt;week_day(21, data)&gt;</text:placeholder></text:p>
            </table:table-cell>
            <table:table-cell table:style-name="Calendario.A1" office:value-type="string">
              <text:p text:style-name="P23"><text:placeholder text:placeholder-type="text">&lt;week_day(22, data)&gt;</text:placeholder></text:p>
            </table:table-cell>
            <table:table-cell table:style-name="Calendario.A1" office:value-type="string">
              <text:p text:style-name="P23"><text:placeholder text:placeholder-type="text">&lt;week_day(23, data)&gt;</text:placeholder></text:p>
            </table:table-cell>
            <table:table-cell table:style-name="Calendario.A1" office:value-type="string">
              <text:p text:style-name="P23"><text:placeholder text:placeholder-type="text">&lt;week_day(24, data)&gt;</text:placeholder></text:p>
            </table:table-cell>
            <table:table-cell table:style-name="Calendario.A1" office:value-type="string">
              <text:p text:style-name="P23"><text:placeholder text:placeholder-type="text">&lt;week_day(25, data)&gt;</text:placeholder></text:p>
            </table:table-cell>
            <table:table-cell table:style-name="Calendario.A1" office:value-type="string">
              <text:p text:style-name="P23"><text:placeholder text:placeholder-type="text">&lt;week_day(26, data)&gt;</text:placeholder></text:p>
            </table:table-cell>
            <table:table-cell table:style-name="Calendario.A1" office:value-type="string">
              <text:p text:style-name="P23"><text:placeholder text:placeholder-type="text">&lt;week_day(27, data)&gt;</text:placeholder></text:p>
            </table:table-cell>
            <table:table-cell table:style-name="Calendario.A1" office:value-type="string">
              <text:p text:style-name="P23"><text:placeholder text:placeholder-type="text">&lt;week_day(28, data)&gt;</text:placeholder></text:p>
            </table:table-cell>
            <table:table-cell table:style-name="Calendario.A1" office:value-type="string">
              <text:p text:style-name="P23"><text:placeholder text:placeholder-type="text">&lt;week_day(29, data)&gt;</text:placeholder></text:p>
            </table:table-cell>
            <table:table-cell table:style-name="Calendario.A1" office:value-type="string">
              <text:p text:style-name="P23"><text:placeholder text:placeholder-type="text">&lt;week_day(30, data)&gt;</text:placeholder></text:p>
            </table:table-cell>
            <table:table-cell table:style-name="Calendario.A1" office:value-type="string">
              <text:p text:style-name="P23"><text:placeholder text:placeholder-type="text">&lt;week_day(31, data)&gt;</text:placeholder></text:p>
            </table:table-cell>
            <table:table-cell table:style-name="Calendario.g1" office:value-type="string">
              <text:p text:style-name="P13">TOT</text:p>
            </table:table-cell>
          </table:table-row>
        </table:table-header-rows>
        <table:table-row table:style-name="Calendario.2">
          <table:table-cell table:style-name="Calendario.A2" office:value-type="string">
            <text:p text:style-name="P3"><text:text-input text:description="&lt;for each=&quot;employee in get_calendar(data)&quot;&gt;">loop employee</text:text-input></text:p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A2" office:value-type="string">
            <text:p text:style-name="P10"/>
          </table:table-cell>
          <table:table-cell table:style-name="Calendario.g2" office:value-type="string">
            <text:p text:style-name="P9"/>
          </table:table-cell>
        </table:table-row>
        <table:table-row table:style-name="Calendario.2">
          <table:table-cell table:style-name="Calendario.A3" table:number-rows-spanned="3" office:value-type="string">
            <text:p text:style-name="P18"><text:placeholder text:placeholder-type="text">&lt;employee[0]&gt;</text:placeholder></text:p>
          </table:table-cell>
          <table:table-cell table:style-name="Calendario.B3" office:value-type="string">
            <text:p text:style-name="P19"><text:placeholder text:placeholder-type="text">&lt;employee[1][0]&gt;</text:placeholder></text:p>
            <text:p text:style-name="P16"><text:placeholder text:placeholder-type="text">&lt;employee[1][1]&gt;</text:placeholder></text:p>
          </table:table-cell>
          <table:table-cell table:style-name="Calendario.B3" office:value-type="string">
            <text:p text:style-name="P19"><text:placeholder text:placeholder-type="text">&lt;employee[2][0]&gt;</text:placeholder></text:p>
            <text:p text:style-name="P16"><text:placeholder text:placeholder-type="text">&lt;employee[2][1]&gt;</text:placeholder></text:p>
          </table:table-cell>
          <table:table-cell table:style-name="Calendario.B3" office:value-type="string">
            <text:p text:style-name="P19"><text:placeholder text:placeholder-type="text">&lt;employee[3][0]&gt;</text:placeholder></text:p>
            <text:p text:style-name="P16"><text:placeholder text:placeholder-type="text">&lt;employee[3][1]&gt;</text:placeholder></text:p>
          </table:table-cell>
          <table:table-cell table:style-name="Calendario.B3" office:value-type="string">
            <text:p text:style-name="P19"><text:placeholder text:placeholder-type="text">&lt;employee[4][0]&gt;</text:placeholder></text:p>
            <text:p text:style-name="P16"><text:placeholder text:placeholder-type="text">&lt;employee[4][1]&gt;</text:placeholder></text:p>
          </table:table-cell>
          <table:table-cell table:style-name="Calendario.B3" office:value-type="string">
            <text:p text:style-name="P19"><text:placeholder text:placeholder-type="text">&lt;employee[5][0]&gt;</text:placeholder></text:p>
            <text:p text:style-name="P16"><text:placeholder text:placeholder-type="text">&lt;employee[5][1]&gt;</text:placeholder></text:p>
          </table:table-cell>
          <table:table-cell table:style-name="Calendario.B3" office:value-type="string">
            <text:p text:style-name="P19"><text:placeholder text:placeholder-type="text">&lt;employee[6][0]&gt;</text:placeholder></text:p>
            <text:p text:style-name="P16"><text:placeholder text:placeholder-type="text">&lt;employee[6][1]&gt;</text:placeholder></text:p>
          </table:table-cell>
          <table:table-cell table:style-name="Calendario.B3" office:value-type="string">
            <text:p text:style-name="P19"><text:placeholder text:placeholder-type="text">&lt;employee[7][0]&gt;</text:placeholder></text:p>
            <text:p text:style-name="P16"><text:placeholder text:placeholder-type="text">&lt;employee[7][1]&gt;</text:placeholder></text:p>
          </table:table-cell>
          <table:table-cell table:style-name="Calendario.B3" office:value-type="string">
            <text:p text:style-name="P19"><text:placeholder text:placeholder-type="text">&lt;employee[8][0]&gt;</text:placeholder></text:p>
            <text:p text:style-name="P16"><text:placeholder text:placeholder-type="text">&lt;employee[8][1]&gt;</text:placeholder></text:p>
          </table:table-cell>
          <table:table-cell table:style-name="Calendario.B3" office:value-type="string">
            <text:p text:style-name="P19"><text:placeholder text:placeholder-type="text">&lt;employee[9][0]&gt;</text:placeholder></text:p>
            <text:p text:style-name="P16"><text:placeholder text:placeholder-type="text">&lt;employee[9][1]&gt;</text:placeholder></text:p>
          </table:table-cell>
          <table:table-cell table:style-name="Calendario.B3" office:value-type="string">
            <text:p text:style-name="P19"><text:placeholder text:placeholder-type="text">&lt;employee[10][0]&gt;</text:placeholder></text:p>
            <text:p text:style-name="P16"><text:placeholder text:placeholder-type="text">&lt;employee[10][1]&gt;</text:placeholder></text:p>
          </table:table-cell>
          <table:table-cell table:style-name="Calendario.B3" office:value-type="string">
            <text:p text:style-name="P19"><text:placeholder text:placeholder-type="text">&lt;employee[11][0]&gt;</text:placeholder></text:p>
            <text:p text:style-name="P16"><text:placeholder text:placeholder-type="text">&lt;employee[11][1]&gt;</text:placeholder></text:p>
          </table:table-cell>
          <table:table-cell table:style-name="Calendario.B3" office:value-type="string">
            <text:p text:style-name="P19"><text:placeholder text:placeholder-type="text">&lt;employee[12][0]&gt;</text:placeholder></text:p>
            <text:p text:style-name="P16"><text:placeholder text:placeholder-type="text">&lt;employee[12][1]&gt;</text:placeholder></text:p>
          </table:table-cell>
          <table:table-cell table:style-name="Calendario.B3" office:value-type="string">
            <text:p text:style-name="P19"><text:placeholder text:placeholder-type="text">&lt;employee[13][0]&gt;</text:placeholder></text:p>
            <text:p text:style-name="P16"><text:placeholder text:placeholder-type="text">&lt;employee[13][1]&gt;</text:placeholder></text:p>
          </table:table-cell>
          <table:table-cell table:style-name="Calendario.B3" office:value-type="string">
            <text:p text:style-name="P19"><text:placeholder text:placeholder-type="text">&lt;employee[14][0]&gt;</text:placeholder></text:p>
            <text:p text:style-name="P16"><text:placeholder text:placeholder-type="text">&lt;employee[14][1]&gt;</text:placeholder></text:p>
          </table:table-cell>
          <table:table-cell table:style-name="Calendario.B3" office:value-type="string">
            <text:p text:style-name="P19"><text:placeholder text:placeholder-type="text">&lt;employee[15][0]&gt;</text:placeholder></text:p>
            <text:p text:style-name="P16"><text:placeholder text:placeholder-type="text">&lt;employee[15][1]&gt;</text:placeholder></text:p>
          </table:table-cell>
          <table:table-cell table:style-name="Calendario.B3" office:value-type="string">
            <text:p text:style-name="P19"><text:placeholder text:placeholder-type="text">&lt;employee[16][0]&gt;</text:placeholder></text:p>
            <text:p text:style-name="P16"><text:placeholder text:placeholder-type="text">&lt;employee[16][1]&gt;</text:placeholder></text:p>
          </table:table-cell>
          <table:table-cell table:style-name="Calendario.B3" office:value-type="string">
            <text:p text:style-name="P19"><text:placeholder text:placeholder-type="text">&lt;employee[17][0]&gt;</text:placeholder></text:p>
            <text:p text:style-name="P16"><text:placeholder text:placeholder-type="text">&lt;employee[17][1]&gt;</text:placeholder></text:p>
          </table:table-cell>
          <table:table-cell table:style-name="Calendario.B3" office:value-type="string">
            <text:p text:style-name="P19"><text:placeholder text:placeholder-type="text">&lt;employee[18][0]&gt;</text:placeholder></text:p>
            <text:p text:style-name="P16"><text:placeholder text:placeholder-type="text">&lt;employee[18][1]&gt;</text:placeholder></text:p>
          </table:table-cell>
          <table:table-cell table:style-name="Calendario.B3" office:value-type="string">
            <text:p text:style-name="P19"><text:placeholder text:placeholder-type="text">&lt;employee[19][0]&gt;</text:placeholder></text:p>
            <text:p text:style-name="P16"><text:placeholder text:placeholder-type="text">&lt;employee[19][1]&gt;</text:placeholder></text:p>
          </table:table-cell>
          <table:table-cell table:style-name="Calendario.B3" office:value-type="string">
            <text:p text:style-name="P19"><text:placeholder text:placeholder-type="text">&lt;employee[20][0]&gt;</text:placeholder></text:p>
            <text:p text:style-name="P16"><text:placeholder text:placeholder-type="text">&lt;employee[20][1]&gt;</text:placeholder></text:p>
          </table:table-cell>
          <table:table-cell table:style-name="Calendario.B3" office:value-type="string">
            <text:p text:style-name="P19"><text:placeholder text:placeholder-type="text">&lt;employee[21][0]&gt;</text:placeholder></text:p>
            <text:p text:style-name="P16"><text:placeholder text:placeholder-type="text">&lt;employee[21][1]&gt;</text:placeholder></text:p>
          </table:table-cell>
          <table:table-cell table:style-name="Calendario.B3" office:value-type="string">
            <text:p text:style-name="P19"><text:placeholder text:placeholder-type="text">&lt;employee[22][0]&gt;</text:placeholder></text:p>
            <text:p text:style-name="P16"><text:placeholder text:placeholder-type="text">&lt;employee[22][1]&gt;</text:placeholder></text:p>
          </table:table-cell>
          <table:table-cell table:style-name="Calendario.B3" office:value-type="string">
            <text:p text:style-name="P19"><text:placeholder text:placeholder-type="text">&lt;employee[23][0]&gt;</text:placeholder></text:p>
            <text:p text:style-name="P16"><text:placeholder text:placeholder-type="text">&lt;employee[23][1]&gt;</text:placeholder></text:p>
          </table:table-cell>
          <table:table-cell table:style-name="Calendario.B3" office:value-type="string">
            <text:p text:style-name="P19"><text:placeholder text:placeholder-type="text">&lt;employee[24][0]&gt;</text:placeholder></text:p>
            <text:p text:style-name="P16"><text:placeholder text:placeholder-type="text">&lt;employee[24][1]&gt;</text:placeholder></text:p>
          </table:table-cell>
          <table:table-cell table:style-name="Calendario.B3" office:value-type="string">
            <text:p text:style-name="P19"><text:placeholder text:placeholder-type="text">&lt;employee[25][0]&gt;</text:placeholder></text:p>
            <text:p text:style-name="P16"><text:placeholder text:placeholder-type="text">&lt;employee[25][1]&gt;</text:placeholder></text:p>
          </table:table-cell>
          <table:table-cell table:style-name="Calendario.B3" office:value-type="string">
            <text:p text:style-name="P19"><text:placeholder text:placeholder-type="text">&lt;employee[26][0]&gt;</text:placeholder></text:p>
            <text:p text:style-name="P16"><text:placeholder text:placeholder-type="text">&lt;employee[26][1]&gt;</text:placeholder></text:p>
          </table:table-cell>
          <table:table-cell table:style-name="Calendario.B3" office:value-type="string">
            <text:p text:style-name="P19"><text:placeholder text:placeholder-type="text">&lt;employee[27][0]&gt;</text:placeholder></text:p>
            <text:p text:style-name="P16"><text:placeholder text:placeholder-type="text">&lt;employee[27][1]&gt;</text:placeholder></text:p>
          </table:table-cell>
          <table:table-cell table:style-name="Calendario.B3" office:value-type="string">
            <text:p text:style-name="P19"><text:placeholder text:placeholder-type="text">&lt;employee[28][0]&gt;</text:placeholder></text:p>
            <text:p text:style-name="P16"><text:placeholder text:placeholder-type="text">&lt;employee[28][1]&gt;</text:placeholder></text:p>
          </table:table-cell>
          <table:table-cell table:style-name="Calendario.B3" office:value-type="string">
            <text:p text:style-name="P19"><text:placeholder text:placeholder-type="text">&lt;employee[29][0]&gt;</text:placeholder></text:p>
            <text:p text:style-name="P16"><text:placeholder text:placeholder-type="text">&lt;employee[29][1]&gt;</text:placeholder></text:p>
          </table:table-cell>
          <table:table-cell table:style-name="Calendario.B3" office:value-type="string">
            <text:p text:style-name="P19"><text:placeholder text:placeholder-type="text">&lt;employee[30][0]&gt;</text:placeholder></text:p>
            <text:p text:style-name="P16"><text:placeholder text:placeholder-type="text">&lt;employee[30][1]&gt;</text:placeholder></text:p>
          </table:table-cell>
          <table:table-cell table:style-name="Calendario.B3" office:value-type="string">
            <text:p text:style-name="P19"><text:placeholder text:placeholder-type="text">&lt;employee[31][0]&gt;</text:placeholder></text:p>
            <text:p text:style-name="P16"><text:placeholder text:placeholder-type="text">&lt;employee[31][1]&gt;</text:placeholder></text:p>
          </table:table-cell>
          <table:table-cell table:style-name="Calendario.g3" office:value-type="string">
            <text:p text:style-name="P5"><text:placeholder text:placeholder-type="text">&lt;employee[32][0]&gt;</text:placeholder></text:p>
            <text:p text:style-name="P14"><text:placeholder text:placeholder-type="text">&lt;employee[32][1]&gt;</text:placeholder></text:p>
          </table:table-cell>
        </table:table-row>
        <table:table-row table:style-name="Calendario.4">
          <table:covered-table-cell/>
          <table:table-cell table:style-name="Calendario.B3" office:value-type="string">
            <text:p text:style-name="P19"><text:placeholder text:placeholder-type="text">&lt;employee[1][2]&gt;</text:placeholder></text:p>
            <text:p text:style-name="P19"><text:placeholder text:placeholder-type="text">&lt;employee[1][4]&gt;</text:placeholder></text:p>
          </table:table-cell>
          <table:table-cell table:style-name="Calendario.B3" office:value-type="string">
            <text:p text:style-name="P19"><text:placeholder text:placeholder-type="text">&lt;employee[2][2]&gt;</text:placeholder></text:p>
            <text:p text:style-name="P19"><text:placeholder text:placeholder-type="text">&lt;employee[2][4]&gt;</text:placeholder></text:p>
          </table:table-cell>
          <table:table-cell table:style-name="Calendario.B3" office:value-type="string">
            <text:p text:style-name="P19"><text:placeholder text:placeholder-type="text">&lt;employee[3][2]&gt;</text:placeholder></text:p>
            <text:p text:style-name="P19"><text:placeholder text:placeholder-type="text">&lt;employee[3][4]&gt;</text:placeholder></text:p>
          </table:table-cell>
          <table:table-cell table:style-name="Calendario.B3" office:value-type="string">
            <text:p text:style-name="P19"><text:placeholder text:placeholder-type="text">&lt;employee[4][2]&gt;</text:placeholder></text:p>
            <text:p text:style-name="P19"><text:placeholder text:placeholder-type="text">&lt;employee[4][4]&gt;</text:placeholder></text:p>
          </table:table-cell>
          <table:table-cell table:style-name="Calendario.B3" office:value-type="string">
            <text:p text:style-name="P19"><text:placeholder text:placeholder-type="text">&lt;employee[5][2]&gt;</text:placeholder></text:p>
            <text:p text:style-name="P19"><text:placeholder text:placeholder-type="text">&lt;employee[5][4]&gt;</text:placeholder></text:p>
          </table:table-cell>
          <table:table-cell table:style-name="Calendario.B3" office:value-type="string">
            <text:p text:style-name="P19"><text:placeholder text:placeholder-type="text">&lt;employee[6][2]&gt;</text:placeholder></text:p>
            <text:p text:style-name="P19"><text:placeholder text:placeholder-type="text">&lt;employee[6][4]&gt;</text:placeholder></text:p>
          </table:table-cell>
          <table:table-cell table:style-name="Calendario.B3" office:value-type="string">
            <text:p text:style-name="P19"><text:placeholder text:placeholder-type="text">&lt;employee[7][2]&gt;</text:placeholder></text:p>
            <text:p text:style-name="P19"><text:placeholder text:placeholder-type="text">&lt;employee[7][4]&gt;</text:placeholder></text:p>
          </table:table-cell>
          <table:table-cell table:style-name="Calendario.B3" office:value-type="string">
            <text:p text:style-name="P19"><text:placeholder text:placeholder-type="text">&lt;employee[8][2]&gt;</text:placeholder></text:p>
            <text:p text:style-name="P19"><text:placeholder text:placeholder-type="text">&lt;employee[8][4]&gt;</text:placeholder></text:p>
          </table:table-cell>
          <table:table-cell table:style-name="Calendario.B3" office:value-type="string">
            <text:p text:style-name="P19"><text:placeholder text:placeholder-type="text">&lt;employee[9][2]&gt;</text:placeholder></text:p>
            <text:p text:style-name="P19"><text:placeholder text:placeholder-type="text">&lt;employee[9][4]&gt;</text:placeholder></text:p>
          </table:table-cell>
          <table:table-cell table:style-name="Calendario.B3" office:value-type="string">
            <text:p text:style-name="P19"><text:placeholder text:placeholder-type="text">&lt;employee[10][2]&gt;</text:placeholder></text:p>
            <text:p text:style-name="P19"><text:placeholder text:placeholder-type="text">&lt;employee[10][4]&gt;</text:placeholder></text:p>
          </table:table-cell>
          <table:table-cell table:style-name="Calendario.B3" office:value-type="string">
            <text:p text:style-name="P19"><text:placeholder text:placeholder-type="text">&lt;employee[11][2]&gt;</text:placeholder></text:p>
            <text:p text:style-name="P19"><text:placeholder text:placeholder-type="text">&lt;employee[11][4]&gt;</text:placeholder></text:p>
          </table:table-cell>
          <table:table-cell table:style-name="Calendario.B3" office:value-type="string">
            <text:p text:style-name="P19"><text:placeholder text:placeholder-type="text">&lt;employee[12][2]&gt;</text:placeholder></text:p>
            <text:p text:style-name="P19"><text:placeholder text:placeholder-type="text">&lt;employee[12][4]&gt;</text:placeholder></text:p>
          </table:table-cell>
          <table:table-cell table:style-name="Calendario.B3" office:value-type="string">
            <text:p text:style-name="P19"><text:placeholder text:placeholder-type="text">&lt;employee[13][2]&gt;</text:placeholder></text:p>
            <text:p text:style-name="P19"><text:placeholder text:placeholder-type="text">&lt;employee[13][4]&gt;</text:placeholder></text:p>
          </table:table-cell>
          <table:table-cell table:style-name="Calendario.B3" office:value-type="string">
            <text:p text:style-name="P19"><text:placeholder text:placeholder-type="text">&lt;employee[14][2]&gt;</text:placeholder></text:p>
            <text:p text:style-name="P19"><text:placeholder text:placeholder-type="text">&lt;employee[14][4]&gt;</text:placeholder></text:p>
          </table:table-cell>
          <table:table-cell table:style-name="Calendario.B3" office:value-type="string">
            <text:p text:style-name="P19"><text:placeholder text:placeholder-type="text">&lt;employee[15][2]&gt;</text:placeholder></text:p>
            <text:p text:style-name="P19"><text:placeholder text:placeholder-type="text">&lt;employee[15][4]&gt;</text:placeholder></text:p>
          </table:table-cell>
          <table:table-cell table:style-name="Calendario.B3" office:value-type="string">
            <text:p text:style-name="P19"><text:placeholder text:placeholder-type="text">&lt;employee[16][2]&gt;</text:placeholder></text:p>
            <text:p text:style-name="P19"><text:placeholder text:placeholder-type="text">&lt;employee[16][4]&gt;</text:placeholder></text:p>
          </table:table-cell>
          <table:table-cell table:style-name="Calendario.B3" office:value-type="string">
            <text:p text:style-name="P19"><text:placeholder text:placeholder-type="text">&lt;employee[17][2]&gt;</text:placeholder></text:p>
            <text:p text:style-name="P19"><text:placeholder text:placeholder-type="text">&lt;employee[17][4]&gt;</text:placeholder></text:p>
          </table:table-cell>
          <table:table-cell table:style-name="Calendario.B3" office:value-type="string">
            <text:p text:style-name="P19"><text:placeholder text:placeholder-type="text">&lt;employee[18][2]&gt;</text:placeholder></text:p>
            <text:p text:style-name="P19"><text:placeholder text:placeholder-type="text">&lt;employee[18][4]&gt;</text:placeholder></text:p>
          </table:table-cell>
          <table:table-cell table:style-name="Calendario.B3" office:value-type="string">
            <text:p text:style-name="P19"><text:placeholder text:placeholder-type="text">&lt;employee[19][2]&gt;</text:placeholder></text:p>
            <text:p text:style-name="P19"><text:placeholder text:placeholder-type="text">&lt;employee[19][4]&gt;</text:placeholder></text:p>
          </table:table-cell>
          <table:table-cell table:style-name="Calendario.B3" office:value-type="string">
            <text:p text:style-name="P19"><text:placeholder text:placeholder-type="text">&lt;employee[20][2]&gt;</text:placeholder></text:p>
            <text:p text:style-name="P19"><text:placeholder text:placeholder-type="text">&lt;employee[20][4]&gt;</text:placeholder></text:p>
          </table:table-cell>
          <table:table-cell table:style-name="Calendario.B3" office:value-type="string">
            <text:p text:style-name="P19"><text:placeholder text:placeholder-type="text">&lt;employee[21][2]&gt;</text:placeholder></text:p>
            <text:p text:style-name="P19"><text:placeholder text:placeholder-type="text">&lt;employee[21][4]&gt;</text:placeholder></text:p>
          </table:table-cell>
          <table:table-cell table:style-name="Calendario.B3" office:value-type="string">
            <text:p text:style-name="P19"><text:placeholder text:placeholder-type="text">&lt;employee[22][2]&gt;</text:placeholder></text:p>
            <text:p text:style-name="P19"><text:placeholder text:placeholder-type="text">&lt;employee[22][4]&gt;</text:placeholder></text:p>
          </table:table-cell>
          <table:table-cell table:style-name="Calendario.B3" office:value-type="string">
            <text:p text:style-name="P19"><text:placeholder text:placeholder-type="text">&lt;employee[23][2]&gt;</text:placeholder></text:p>
            <text:p text:style-name="P19"><text:placeholder text:placeholder-type="text">&lt;employee[23][4]&gt;</text:placeholder></text:p>
          </table:table-cell>
          <table:table-cell table:style-name="Calendario.B3" office:value-type="string">
            <text:p text:style-name="P19"><text:placeholder text:placeholder-type="text">&lt;employee[24][2]&gt;</text:placeholder></text:p>
            <text:p text:style-name="P19"><text:placeholder text:placeholder-type="text">&lt;employee[24][4]&gt;</text:placeholder></text:p>
          </table:table-cell>
          <table:table-cell table:style-name="Calendario.B3" office:value-type="string">
            <text:p text:style-name="P19"><text:placeholder text:placeholder-type="text">&lt;employee[25][2]&gt;</text:placeholder></text:p>
            <text:p text:style-name="P19"><text:placeholder text:placeholder-type="text">&lt;employee[25][4]&gt;</text:placeholder></text:p>
          </table:table-cell>
          <table:table-cell table:style-name="Calendario.B3" office:value-type="string">
            <text:p text:style-name="P19"><text:placeholder text:placeholder-type="text">&lt;employee[26][2]&gt;</text:placeholder></text:p>
            <text:p text:style-name="P19"><text:placeholder text:placeholder-type="text">&lt;employee[26][4]&gt;</text:placeholder></text:p>
          </table:table-cell>
          <table:table-cell table:style-name="Calendario.B3" office:value-type="string">
            <text:p text:style-name="P19"><text:placeholder text:placeholder-type="text">&lt;employee[27][2]&gt;</text:placeholder></text:p>
            <text:p text:style-name="P19"><text:placeholder text:placeholder-type="text">&lt;employee[27][4]&gt;</text:placeholder></text:p>
          </table:table-cell>
          <table:table-cell table:style-name="Calendario.B3" office:value-type="string">
            <text:p text:style-name="P19"><text:placeholder text:placeholder-type="text">&lt;employee[28][2]&gt;</text:placeholder></text:p>
            <text:p text:style-name="P19"><text:placeholder text:placeholder-type="text">&lt;employee[28][4]&gt;</text:placeholder></text:p>
          </table:table-cell>
          <table:table-cell table:style-name="Calendario.B3" office:value-type="string">
            <text:p text:style-name="P19"><text:placeholder text:placeholder-type="text">&lt;employee[29][2]&gt;</text:placeholder></text:p>
            <text:p text:style-name="P19"><text:placeholder text:placeholder-type="text">&lt;employee[29][4]&gt;</text:placeholder></text:p>
          </table:table-cell>
          <table:table-cell table:style-name="Calendario.B3" office:value-type="string">
            <text:p text:style-name="P19"><text:placeholder text:placeholder-type="text">&lt;employee[30][2]&gt;</text:placeholder></text:p>
            <text:p text:style-name="P19"><text:placeholder text:placeholder-type="text">&lt;employee[30][4]&gt;</text:placeholder></text:p>
          </table:table-cell>
          <table:table-cell table:style-name="Calendario.B3" office:value-type="string">
            <text:p text:style-name="P19"><text:placeholder text:placeholder-type="text">&lt;employee[31][2]&gt;</text:placeholder></text:p>
            <text:p text:style-name="P19"><text:placeholder text:placeholder-type="text">&lt;employee[30][4]&gt;</text:placeholder></text:p>
          </table:table-cell>
          <table:table-cell table:style-name="Calendario.g3" office:value-type="string">
            <text:p text:style-name="P5"><text:placeholder text:placeholder-type="text">&lt;employee[32][2]&gt;</text:placeholder></text:p>
            <text:p text:style-name="P5"><text:placeholder text:placeholder-type="text">&lt;employee[32][4]&gt;</text:placeholder></text:p>
          </table:table-cell>
        </table:table-row>
        <table:table-row table:style-name="Calendario.2">
          <table:covered-table-cell/>
          <table:table-cell table:style-name="Calendario.A2" office:value-type="string">
            <text:p text:style-name="P6"><text:placeholder text:placeholder-type="text">&lt;employee[1][3]&gt;</text:placeholder></text:p>
          </table:table-cell>
          <table:table-cell table:style-name="Calendario.A2" office:value-type="string">
            <text:p text:style-name="P6"><text:placeholder text:placeholder-type="text">&lt;employee[2][3]&gt;</text:placeholder></text:p>
          </table:table-cell>
          <table:table-cell table:style-name="Calendario.A2" office:value-type="string">
            <text:p text:style-name="P6"><text:placeholder text:placeholder-type="text">&lt;employee[3][3]&gt;</text:placeholder></text:p>
          </table:table-cell>
          <table:table-cell table:style-name="Calendario.A2" office:value-type="string">
            <text:p text:style-name="P6"><text:placeholder text:placeholder-type="text">&lt;employee[4][3]&gt;</text:placeholder></text:p>
          </table:table-cell>
          <table:table-cell table:style-name="Calendario.A2" office:value-type="string">
            <text:p text:style-name="P6"><text:placeholder text:placeholder-type="text">&lt;employee[5][3]&gt;</text:placeholder></text:p>
          </table:table-cell>
          <table:table-cell table:style-name="Calendario.A2" office:value-type="string">
            <text:p text:style-name="P6"><text:placeholder text:placeholder-type="text">&lt;employee[6][3]&gt;</text:placeholder></text:p>
          </table:table-cell>
          <table:table-cell table:style-name="Calendario.A2" office:value-type="string">
            <text:p text:style-name="P6"><text:placeholder text:placeholder-type="text">&lt;employee[7][3]&gt;</text:placeholder></text:p>
          </table:table-cell>
          <table:table-cell table:style-name="Calendario.A2" office:value-type="string">
            <text:p text:style-name="P6"><text:placeholder text:placeholder-type="text">&lt;employee[8][3]&gt;</text:placeholder></text:p>
          </table:table-cell>
          <table:table-cell table:style-name="Calendario.A2" office:value-type="string">
            <text:p text:style-name="P6"><text:placeholder text:placeholder-type="text">&lt;employee[9][3]&gt;</text:placeholder></text:p>
          </table:table-cell>
          <table:table-cell table:style-name="Calendario.A2" office:value-type="string">
            <text:p text:style-name="P6"><text:placeholder text:placeholder-type="text">&lt;employee[10][3]&gt;</text:placeholder></text:p>
          </table:table-cell>
          <table:table-cell table:style-name="Calendario.A2" office:value-type="string">
            <text:p text:style-name="P6"><text:placeholder text:placeholder-type="text">&lt;employee[11][3]&gt;</text:placeholder></text:p>
          </table:table-cell>
          <table:table-cell table:style-name="Calendario.A2" office:value-type="string">
            <text:p text:style-name="P6"><text:placeholder text:placeholder-type="text">&lt;employee[12][3]&gt;</text:placeholder></text:p>
          </table:table-cell>
          <table:table-cell table:style-name="Calendario.A2" office:value-type="string">
            <text:p text:style-name="P6"><text:placeholder text:placeholder-type="text">&lt;employee[13][3]&gt;</text:placeholder></text:p>
          </table:table-cell>
          <table:table-cell table:style-name="Calendario.A2" office:value-type="string">
            <text:p text:style-name="P6"><text:placeholder text:placeholder-type="text">&lt;employee[14][3]&gt;</text:placeholder></text:p>
          </table:table-cell>
          <table:table-cell table:style-name="Calendario.A2" office:value-type="string">
            <text:p text:style-name="P6"><text:placeholder text:placeholder-type="text">&lt;employee[15][3]&gt;</text:placeholder></text:p>
          </table:table-cell>
          <table:table-cell table:style-name="Calendario.A2" office:value-type="string">
            <text:p text:style-name="P6"><text:placeholder text:placeholder-type="text">&lt;employee[16][3]&gt;</text:placeholder></text:p>
          </table:table-cell>
          <table:table-cell table:style-name="Calendario.A2" office:value-type="string">
            <text:p text:style-name="P6"><text:placeholder text:placeholder-type="text">&lt;employee[17][3]&gt;</text:placeholder></text:p>
          </table:table-cell>
          <table:table-cell table:style-name="Calendario.A2" office:value-type="string">
            <text:p text:style-name="P6"><text:placeholder text:placeholder-type="text">&lt;employee[18][3]&gt;</text:placeholder></text:p>
          </table:table-cell>
          <table:table-cell table:style-name="Calendario.A2" office:value-type="string">
            <text:p text:style-name="P6"><text:placeholder text:placeholder-type="text">&lt;employee[19][3]&gt;</text:placeholder></text:p>
          </table:table-cell>
          <table:table-cell table:style-name="Calendario.A2" office:value-type="string">
            <text:p text:style-name="P6"><text:placeholder text:placeholder-type="text">&lt;employee[20][3]&gt;</text:placeholder></text:p>
          </table:table-cell>
          <table:table-cell table:style-name="Calendario.A2" office:value-type="string">
            <text:p text:style-name="P6"><text:placeholder text:placeholder-type="text">&lt;employee[21][3]&gt;</text:placeholder></text:p>
          </table:table-cell>
          <table:table-cell table:style-name="Calendario.A2" office:value-type="string">
            <text:p text:style-name="P6"><text:placeholder text:placeholder-type="text">&lt;employee[22][3]&gt;</text:placeholder></text:p>
          </table:table-cell>
          <table:table-cell table:style-name="Calendario.A2" office:value-type="string">
            <text:p text:style-name="P6"><text:placeholder text:placeholder-type="text">&lt;employee[23][3]&gt;</text:placeholder></text:p>
          </table:table-cell>
          <table:table-cell table:style-name="Calendario.A2" office:value-type="string">
            <text:p text:style-name="P6"><text:placeholder text:placeholder-type="text">&lt;employee[24][3]&gt;</text:placeholder></text:p>
          </table:table-cell>
          <table:table-cell table:style-name="Calendario.A2" office:value-type="string">
            <text:p text:style-name="P6"><text:placeholder text:placeholder-type="text">&lt;employee[25][3]&gt;</text:placeholder></text:p>
          </table:table-cell>
          <table:table-cell table:style-name="Calendario.A2" office:value-type="string">
            <text:p text:style-name="P6"><text:placeholder text:placeholder-type="text">&lt;employee[26][3]&gt;</text:placeholder></text:p>
          </table:table-cell>
          <table:table-cell table:style-name="Calendario.A2" office:value-type="string">
            <text:p text:style-name="P6"><text:placeholder text:placeholder-type="text">&lt;employee[27][3]&gt;</text:placeholder></text:p>
          </table:table-cell>
          <table:table-cell table:style-name="Calendario.A2" office:value-type="string">
            <text:p text:style-name="P6"><text:placeholder text:placeholder-type="text">&lt;employee[28][3]&gt;</text:placeholder></text:p>
          </table:table-cell>
          <table:table-cell table:style-name="Calendario.A2" office:value-type="string">
            <text:p text:style-name="P6"><text:placeholder text:placeholder-type="text">&lt;employee[29][3]&gt;</text:placeholder></text:p>
          </table:table-cell>
          <table:table-cell table:style-name="Calendario.A2" office:value-type="string">
            <text:p text:style-name="P6"><text:placeholder text:placeholder-type="text">&lt;employee[30][3]&gt;</text:placeholder></text:p>
          </table:table-cell>
          <table:table-cell table:style-name="Calendario.A2" office:value-type="string">
            <text:p text:style-name="P6"><text:placeholder text:placeholder-type="text">&lt;employee[31][3]&gt;</text:placeholder></text:p>
          </table:table-cell>
          <table:table-cell table:style-name="Calendario.g2" office:value-type="string">
            <text:p text:style-name="P5"><text:placeholder text:placeholder-type="text">&lt;employee[32][3]&gt;</text:placeholder></text:p>
          </table:table-cell>
        </table:table-row>
        <table:table-row table:style-name="Calendario.2">
          <table:table-cell table:style-name="Calendario.A6" office:value-type="string">
            <text:p text:style-name="P3"><text:text-input text:description="&lt;/for&gt;">end employee</text:text-input></text:p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A6" office:value-type="string">
            <text:p text:style-name="P10"/>
          </table:table-cell>
          <table:table-cell table:style-name="Calendario.g6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8.522cm" table:align="right" style:shadow="none"/>
    </style:style>
    <style:style style:name="Tabella1.A" style:family="table-column">
      <style:table-column-properties style:column-width="26.273cm"/>
    </style:style>
    <style:style style:name="Tabella1.B" style:family="table-column">
      <style:table-column-properties style:column-width="2.249cm"/>
    </style:style>
    <style:style style:name="Tabella1.1" style:family="table-row">
      <style:table-row-properties style:row-height="0.4cm"/>
    </style:style>
    <style:style style:name="Tabella1.A1" style:family="table-cell">
      <style:table-cell-properties style:vertical-align="middle" fo:padding="0.097cm" fo:border="none"/>
    </style:style>
    <style:style style:name="Tabella1.B1" style:family="table-cell">
      <style:table-cell-properties fo:padding="0.049cm" fo:border-left="0.002cm solid #000000" fo:border-right="0.002cm solid #000000" fo:border-top="0.002cm solid #000000" fo:border-bottom="none"/>
    </style:style>
    <style:style style:name="Tabella1.B2" style:family="table-cell">
      <style:table-cell-properties fo:padding="0.049cm" fo:border-left="0.002cm solid #000000" fo:border-right="0.002cm solid #000000" fo:border-top="none" fo:border-bottom="0.018cm dotted #000000"/>
    </style:style>
    <style:style style:name="Tabella1.A3" style:family="table-cell">
      <style:table-cell-properties fo:padding="0.097cm" fo:border="none"/>
    </style:style>
    <style:style style:name="Tabella1.B3" style:family="table-cell">
      <style:table-cell-properties fo:padding="0.049cm" fo:border-left="0.002cm solid #000000" fo:border-right="0.002cm solid #000000" fo:border-top="none" fo:border-bottom="none"/>
    </style:style>
    <style:style style:name="Tabella1.B6" style:family="table-cell">
      <style:table-cell-properties fo:padding="0.049cm" fo:border-left="0.002cm solid #000000" fo:border-right="0.002cm solid #000000" fo:border-top="none" fo:border-bottom="0.002cm solid #000000"/>
    </style:style>
    <style:style style:name="MP1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b3b3b3" fo:font-size="6pt" fo:font-weight="bold" style:font-name-asian="SimSun" style:font-size-asian="6pt" style:font-weight-asian="bold" style:font-name-complex="Tahoma" style:font-size-complex="6pt" style:font-weight-complex="bold"/>
    </style:style>
    <style:style style:name="MP3" style:family="paragraph" style:parent-style-name="Table_20_Contents">
      <style:paragraph-properties fo:margin-left="0.035cm" fo:margin-right="0.009cm" fo:text-align="center" style:justify-single-word="false" fo:text-indent="0cm" style:auto-text-indent="false"/>
      <style:text-properties fo:color="#b3b3b3" fo:font-size="6pt" fo:font-weight="bold" style:font-name-asian="SimSun" style:font-size-asian="6pt" style:font-weight-asian="bold" style:font-name-complex="Tahoma" style:font-size-complex="6pt" style:font-weight-complex="bold"/>
    </style:style>
    <style:style style:name="MP4" style:family="paragraph" style:parent-style-name="Table_20_Contents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7pt" style:font-style-asian="normal" style:font-weight-asian="bold" style:font-name-complex="Tahoma" style:font-size-complex="8pt" style:font-style-complex="normal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-asian="SimSun" style:font-size-asian="9pt" style:font-name-complex="Tahoma" style:font-size-complex="9pt"/>
    </style:style>
    <style:style style:name="MP7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MT1" style:family="text">
      <style:text-properties style:font-size-asian="8pt"/>
    </style:style>
    <style:style style:name="M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MP1">FOGLIO PRESENZE</text:p>
            </table:table-cell>
            <table:table-cell table:style-name="Tabella1.B1" office:value-type="string">
              <text:p text:style-name="MP2"><text:s/>DA CONTRATTO</text:p>
            </table:table-cell>
          </table:table-row>
          <table:table-row table:style-name="Tabella1.1">
            <table:covered-table-cell/>
            <table:table-cell table:style-name="Tabella1.B2" office:value-type="string">
              <text:p text:style-name="MP3">ORE FATTE</text:p>
            </table:table-cell>
          </table:table-row>
          <table:table-row table:style-name="Tabella1.1">
            <table:table-cell table:style-name="Tabella1.A3" table:number-rows-spanned="3" office:value-type="string">
              <text:p text:style-name="MP4">FILTRO [<text:span text:style-name="MT1"><text:placeholder text:placeholder-type="text">&lt;get_filter_description(data)&gt;</text:placeholder></text:span><text:span text:style-name="MT1">]</text:span></text:p>
            </table:table-cell>
            <table:table-cell table:style-name="Tabella1.B3" office:value-type="string">
              <text:p text:style-name="MP2">ORE ASSENZA</text:p>
            </table:table-cell>
          </table:table-row>
          <table:table-row table:style-name="Tabella1.1">
            <table:covered-table-cell/>
            <table:table-cell table:style-name="Tabella1.B2" office:value-type="string">
              <text:p text:style-name="MP2">RECUPERI</text:p>
            </table:table-cell>
          </table:table-row>
          <table:table-row table:style-name="Tabella1.1">
            <table:covered-table-cell/>
            <table:table-cell table:style-name="Tabella1.B3" office:value-type="string">
              <text:p text:style-name="MP2">STATO</text:p>
            </table:table-cell>
          </table:table-row>
          <table:table-row table:style-name="Tabella1.1">
            <table:table-cell table:style-name="Tabella1.A3" office:value-type="string">
              <text:p text:style-name="MP6"/>
            </table:table-cell>
            <table:table-cell table:style-name="Tabella1.B6" office:value-type="string">
              <text:p text:style-name="MP2">ERRORE / WARN</text:p>
            </table:table-cell>
          </table:table-row>
        </table:table>
        <text:p text:style-name="MP7"/>
      </style:header>
      <style:footer>
        <text:p text:style-name="MP8"><text:span text:style-name="MT2">Pa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T13H38M4S</meta:editing-duration>
    <meta:editing-cycles>133</meta:editing-cycles>
    <meta:generator>LibreOffice/3.3$Unix LibreOffice_project/330m19$Build-401</meta:generator>
    <meta:initial-creator>Nicola Riolini</meta:initial-creator>
    <dc:date>2013-10-01T12:16:09</dc:date>
    <dc:creator>Nicola Riolini</dc:creator>
    <meta:document-statistic meta:table-count="2" meta:image-count="0" meta:object-count="0" meta:page-count="1" meta:paragraph-count="205" meta:word-count="246" meta:character-count="3458"/>
    <meta:user-defined meta:name="Info 1"/>
    <meta:user-defined meta:name="Info 2"/>
    <meta:user-defined meta:name="Info 3"/>
    <meta:user-defined meta:name="Info 4"/>
  </office:meta>
</office:document-meta>
</file>